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19c51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9c51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b925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d1e4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19c512" officeooo:paragraph-rsid="0019c51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9c512" officeooo:paragraph-rsid="001b925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b9256" officeooo:paragraph-rsid="001b925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d1e4d" officeooo:paragraph-rsid="001d1e4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9c51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b9256" officeooo:paragraph-rsid="001b925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512" style:font-weight-asian="normal" style:font-weight-complex="normal"/>
    </style:style>
    <style:style style:name="T3" style:family="text">
      <style:text-properties fo:font-weight="normal" officeooo:rsid="001b9256" style:font-weight-asian="normal" style:font-weight-complex="normal"/>
    </style:style>
    <style:style style:name="T4" style:family="text">
      <style:text-properties fo:font-weight="normal" officeooo:rsid="001d1e4d" style:font-weight-asian="normal" style:font-weight-complex="normal"/>
    </style:style>
    <style:style style:name="T5" style:family="text">
      <style:text-properties officeooo:rsid="0019c5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9256"/>
    </style:style>
    <style:style style:name="T8" style:family="text">
      <style:text-properties officeooo:rsid="001d1e4d"/>
    </style:style>
    <style:style style:name="T9" style:family="text">
      <style:text-properties officeooo:rsid="001e9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– Clase <text:span text:style-name="T9">3</text:span>: <text:span text:style-name="T5">if conditional</text:span></text:p>
      <text:p text:style-name="P1"/>
      <text:p text:style-name="P1">Frame 1</text:p>
      <text:p text:style-name="P1">Objetivo: <text:span text:style-name="T1">Presentación del </text:span><text:span text:style-name="T2">condicional if</text:span></text:p>
      <text:p text:style-name="P1">Speach:</text:p>
      <text:p text:style-name="P5">Otro bloque de código que soporta Python es el condicional if, el cual permite ejecutar las instrucciones que se encuentra abajo de él, si y solo si la expresión condicional al frente de la palabra reservada <text:span text:style-name="T6">if </text:span>es <text:span text:style-name="T6">True</text:span></text:p>
      <text:p text:style-name="P2"/>
      <text:p text:style-name="P2">if conditional_expression:</text:p>
      <text:p text:style-name="P2"><text:tab/>…</text:p>
      <text:p text:style-name="P2"/>
      <text:p text:style-name="P5">En el caso que solo se tenga una sola instrucción, el bloque de código, se puede escribir en una sola línea</text:p>
      <text:p text:style-name="P5"/>
      <text:p text:style-name="P2">if conditional_expression: … </text:p>
      <text:p text:style-name="P5"/>
      <text:p text:style-name="P2">Frame 2</text:p>
      <text:p text:style-name="P2">Objetivo: <text:span text:style-name="T1">if – else</text:span></text:p>
      <text:p text:style-name="P2">Speach:</text:p>
      <text:p text:style-name="P2"><text:span text:style-name="T1">En el caso de querer realizar una tarea en específico cuando la expresión condicional sea </text:span>False, <text:span text:style-name="T1">se pude usar el bloque de </text:span>código<text:span text:style-name="T1"> </text:span>else<text:span text:style-name="T1">, ya que este se ejecuta cuando no lo hace el bloque de </text:span>código<text:span text:style-name="T1"> </text:span>if.</text:p>
      <text:p text:style-name="P2"/>
      <text:p text:style-name="P5">Cuando tanto el <text:span text:style-name="T6">if</text:span> como el <text:span text:style-name="T6">else </text:span>abarcan una sola instrucción, se puede escribir todo en una sola línea, pero en este caso se debe omitir los dos puntos</text:p>
      <text:p text:style-name="P5"/>
      <text:p text:style-name="P2">if … else ...</text:p>
      <text:p text:style-name="P2"/>
      <text:p text:style-name="P2">Frame 3</text:p>
      <text:p text:style-name="P2">Objetivo: <text:span text:style-name="T1">if – elif – else</text:span></text:p>
      <text:p text:style-name="P2">Speach: </text:p>
      <text:p text:style-name="P6">Además de las anteriores estructuras, el condicional if soporta una tercera <text:span text:style-name="T7">estructura más flexible, ya que permite evaluar diferentes expresiones condicionales y reaccionar solo a la primera que sea verdadera, ya se iran evaluando de arriba hacia abajo cada uno de los condicionales. </text:span></text:p>
      <text:p text:style-name="P6"/>
      <text:p text:style-name="P7">En el caso que todas sean falsas se ejecutaran las instrucciones dentro del else. También, se podría omitir el else, en el caso que no lo necesitemos.</text:p>
      <text:p text:style-name="P7"/>
      <text:p text:style-name="P3">Frame <text:span text:style-name="T7">4</text:span></text:p>
      <text:p text:style-name="P3">Objetivo: <text:span text:style-name="T3">break, pass, continue</text:span></text:p>
      <text:p text:style-name="P3">Speach: </text:p>
      <text:p text:style-name="P7">Como sucede con los <text:span text:style-name="T6">for loop </text:span>y <text:span text:style-name="T6">while loop </text:span>el condicional <text:span text:style-name="T6">if </text:span>también permite usar las declaraciones <text:span text:style-name="T6">break</text:span>, <text:span text:style-name="T6">pass</text:span> y <text:span text:style-name="T6">continue</text:span>. </text:p>
      <text:p text:style-name="P7"/>
      <text:p text:style-name="P4">Frame <text:span text:style-name="T8">5</text:span></text:p>
      <text:p text:style-name="P4">Objetivo: <text:span text:style-name="T4">anidado</text:span></text:p>
      <text:p text:style-name="P4">Speach: </text:p>
      <text:p text:style-name="P8">Además el condicional if también soporta bloques de código anidados, las cuales pueden ser otro <text:span text:style-name="T6">if </text:span>o algunos de los <text:span text:style-name="T6">loops </text:span>antes descriptos.</text:p>
      <text:p text:style-name="P7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53:57.174327852</meta:creation-date>
    <dc:date>2024-03-13T09:50:17.565272965</dc:date>
    <meta:editing-duration>PT19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90" meta:character-count="1684" meta:non-whitespace-character-count="1411"/>
  </office:meta>
</office:document-meta>
</file>